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F0000015926AEE200.png"/>
  <manifest:file-entry manifest:media-type="image/png" manifest:full-path="Pictures/10000201000000FA000000ED0E84359A.png"/>
  <manifest:file-entry manifest:media-type="image/png" manifest:full-path="Pictures/10000201000000FA0000008C9DE9BA15.png"/>
  <manifest:file-entry manifest:media-type="image/png" manifest:full-path="Pictures/10000201000000FA000000A80DA85036.png"/>
  <manifest:file-entry manifest:media-type="image/png" manifest:full-path="Pictures/1000020100000098000000FACBCDF7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cm" svg:y1="10.5cm" svg:x2="20cm" svg:y2="10.5cm">
          <text:p/>
        </draw:line>
        <draw:line draw:style-name="gr1" draw:text-style-name="P1" draw:layer="layout" svg:x1="5.5cm" svg:y1="10.5cm" svg:x2="11cm" svg:y2="10.5cm">
          <text:p/>
        </draw:line>
        <draw:g>
          <draw:g>
            <draw:frame draw:style-name="gr2" draw:text-style-name="P1" draw:layer="layout" svg:width="5.217cm" svg:height="3.933cm" svg:x="22.283cm" svg:y="7.8cm">
              <draw:image xlink:href="Pictures/10000201000000FA000000ED0E84359A.png" xlink:type="simple" xlink:show="embed" xlink:actuate="onLoad">
                <text:p/>
              </draw:image>
            </draw:frame>
            <draw:frame draw:style-name="gr2" draw:text-style-name="P1" draw:layer="layout" svg:width="2.948cm" svg:height="1.966cm" svg:x="23.3cm" svg:y="8.291cm">
              <draw:image xlink:href="Pictures/10000201000001AF0000015926AEE200.png" xlink:type="simple" xlink:show="embed" xlink:actuate="onLoad">
                <text:p/>
              </draw:image>
            </draw:frame>
          </draw:g>
          <draw:frame draw:style-name="gr2" draw:text-style-name="P1" draw:layer="layout" svg:width="7.391cm" svg:height="4.12cm" svg:x="19.5cm" svg:y="8.804cm">
            <draw:image xlink:href="Pictures/10000201000000FA000000A80DA85036.png" xlink:type="simple" xlink:show="embed" xlink:actuate="onLoad">
              <text:p/>
            </draw:image>
          </draw:frame>
        </draw:g>
        <draw:frame draw:style-name="gr2" draw:text-style-name="P1" draw:layer="layout" svg:width="6cm" svg:height="8.5cm" svg:x="1cm" svg:y="6.5cm">
          <draw:image xlink:href="Pictures/1000020100000098000000FACBCDF7F9.png" xlink:type="simple" xlink:show="embed" xlink:actuate="onLoad">
            <text:p/>
          </draw:image>
        </draw:frame>
        <draw:frame draw:style-name="gr3" draw:text-style-name="P1" draw:layer="layout" svg:width="5.5cm" svg:height="2.703cm" svg:x="10.7cm" svg:y="8.997cm">
          <draw:image xlink:href="Pictures/10000201000000FA0000008C9DE9BA15.png" xlink:type="simple" xlink:show="embed" xlink:actuate="onLoad">
            <text:p text:style-name="P1">Network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drigue Chakode</meta:initial-creator>
    <meta:creation-date>2010-11-25T20:55:32</meta:creation-date>
    <dc:date>2010-11-25T21:33:00</dc:date>
    <dc:creator>Rodrigue Chakode</dc:creator>
    <meta:editing-duration>PT00H07M08S</meta:editing-duration>
    <meta:editing-cycles>1</meta:editing-cycles>
    <meta:document-statistic meta:object-count="9"/>
    <meta:generator>OpenOffice.org/3.2$Linux OpenOffice.org_project/320m19$Build-9505</meta:generator>
  </office:meta>
</office:document-meta>
</file>